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ahme: </text:p>
      <text:p text:style-name="Standard">Wenn COMPARSION_MODE = RESOURCE, dann haben sich externe Resourcen auch nicht geändert, sind also identisch. D.h. Matching kann hier anhand von Pfaden bzw. URIs erfolgen.</text:p>
      <text:p text:style-name="Standard"/>
      <text:p text:style-name="P1">Vorgehen:</text:p>
      <text:p text:style-name="Standard">Schritt 1: Aufgaben von MergeImports verteil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atching</text:p>
      <text:list xml:id="list1789443320" text:style-name="L1">
        <text:list-item>
          <text:list>
            <text:list-item>
              <text:p text:style-name="P2">correspondences (EMF)</text:p>
            </text:list-item>
            <text:list-item>
              <text:p text:style-name="P2">correspondencesA2B</text:p>
            </text:list-item>
            <text:list-item>
              <text:p text:style-name="P2">correspondencesB2A</text:p>
              <text:p text:style-name="P2"/>
            </text:list-item>
            <text:list-item>
              <text:p text:style-name="P2">comparisonMode</text:p>
              <text:p text:style-name="P2"/>
            </text:list-item>
            <text:list-item>
              <text:p text:style-name="P2"><draw:rect text:anchor-type="paragraph" draw:z-index="1" draw:style-name="gr1" draw:text-style-name="P9" svg:width="4.996cm" svg:height="2.274cm" svg:x="7.758cm" svg:y="0.314cm"><text:p text:style-name="P9">PackageRegistryAdapter</text:p></draw:rect>relink</text:p>
            </text:list-item>
            <text:list-item>
              <text:p text:style-name="P2">registryReferencesA</text:p>
            </text:list-item>
            <text:list-item>
              <text:p text:style-name="P2">registryReferencesB</text:p>
            </text:list-item>
            <text:list-item>
              <text:p text:style-name="P2">original2Correspondence</text:p>
            </text:list-item>
            <text:list-item>
              <text:p text:style-name="P2">copy2Correspondence</text:p>
              <text:p text:style-name="P2"/>
            </text:list-item>
            <text:list-item>
              <text:p text:style-name="P2"><draw:rect text:anchor-type="paragraph" draw:z-index="0" draw:style-name="gr1" draw:text-style-name="P9" svg:width="4.996cm" svg:height="1.608cm" svg:x="7.758cm" svg:y="0.023cm"><text:p text:style-name="P9">ResourceSetAdapter</text:p></draw:rect>resourceSetReferencesA</text:p>
            </text:list-item>
            <text:list-item>
              <text:p text:style-name="P2">resourceSetReferencesB</text:p>
            </text:list-item>
            <text:list-item>
              <text:p text:style-name="P2">resourceSetCorrespondences</text:p>
            </text:list-item>
          </text:list>
        </text:list-item>
      </text:list>
      <text:p text:style-name="Standard"/>
      <text:p text:style-name="Standard"><draw:line text:anchor-type="paragraph" draw:z-index="2" draw:style-name="gr2" draw:text-style-name="P9" svg:x1="0.982cm" svg:y1="0.164cm" svg:x2="6.893cm" svg:y2="0.164cm"><text:p/></draw:line></text:p>
      <text:list xml:id="list1163089524" text:continue-numbering="true" text:style-name="L1">
        <text:list-item>
          <text:list>
            <text:list-item>
              <text:p text:style-name="P2">addCorrespondence()<text:tab/><text:tab/>\\ index pflegen</text:p>
            </text:list-item>
            <text:list-item>
              <text:p text:style-name="P2">removeCorrespondence() <text:tab/>\\ index plegen</text:p>
            </text:list-item>
          </text:list>
        </text:list-item>
      </text:list>
      <text:p text:style-name="Standard"/>
      <text:p text:style-name="Standard"/>
      <text:p text:style-name="P1">IMatcher</text:p>
      <text:list xml:id="list492612074" text:style-name="L2">
        <text:list-item>
          <text:p text:style-name="P3">canHandle(Resource, Resource)</text:p>
        </text:list-item>
        <text:list-item>
          <text:p text:style-name="P3">getKey</text:p>
        </text:list-item>
        <text:list-item>
          <text:p text:style-name="P3">getName</text:p>
        </text:list-item>
        <text:list-item>
          <text:p text:style-name="P3">createMatching(Resource, Resource, comparisonMode, relink) : Matching</text:p>
        </text:list-item>
      </text:list>
      <text:p text:style-name="Standard"/>
      <text:p text:style-name="Standard"/>
      <text:p text:style-name="Standard"/>
      <text:p text:style-name="Standard">Eigens implementierter Matcher:</text:p>
      <text:p text:style-name="Standard"><text:tab/>match (ggf. gesamtes ResourceSet wenn comparsionMode == RESOURCE_SET)</text:p>
      <text:p text:style-name="Standard"><text:tab/>wenn <text:s/>(comparsionMode == RESOURCE)</text:p>
      <text:p text:style-name="Standard"><text:tab/><text:tab/>ResourceSetAdapter.init()</text:p>
      <text:p text:style-name="Standard"><text:tab/>PackageRegistryAdapter.init(relink)</text:p>
      <text:p text:style-name="Standard"/>
      <text:p text:style-name="Standard"/>
      <text:p text:style-name="Standard"/>
      <text:p text:style-name="Standard"/>
      <text:p text:style-name="Standard"><draw:rect text:anchor-type="paragraph" draw:z-index="3" draw:style-name="gr1" draw:text-style-name="P10" svg:width="9.027cm" svg:height="4.254cm" svg:x="9.068cm" svg:y="-0.845cm"><text:p text:style-name="P10"><text:span text:style-name="T1">SiDiffMatcher :: match</text:span></text:p><text:p text:style-name="P10">build ServiceContext</text:p><text:p text:style-name="P10">if (calculateReliability){</text:p><text:p text:style-name="P10"><text:tab/>get ReliabilityCalculator (extension point)</text:p><text:p text:style-name="P10"><text:tab/>add to service context</text:p><text:p text:style-name="P10">} </text:p><text:p text:style-name="P10">start matching</text:p><text:p text:style-name="P10">„copy“ correspondences and reliabilities</text:p></draw:rect><text:soft-page-break/>SiDiff Matcher</text:p>
      <text:p text:style-name="Standard"><text:tab/>match</text:p>
      <text:p text:style-name="Standard"><text:tab/>ResourceSetAdapter.init()</text:p>
      <text:p text:style-name="Standard"><text:tab/>PackageRegistryAdapter.init(relink)</text:p>
      <text:p text:style-name="Standard"/>
      <text:p text:style-name="P1"/>
      <text:p text:style-name="P1"/>
      <text:p text:style-name="P1">ResourceSetAdapter </text:p>
      <text:list xml:id="list774496790" text:style-name="L3">
        <text:list-item>
          <text:p text:style-name="P4">init(resourceSetReferencesA, resourceSetReferencesB)</text:p>
          <text:list>
            <text:list-header>
              <text:p text:style-name="P4">correspondences <text:s/></text:p>
            </text:list-header>
          </text:list>
        </text:list-item>
        <text:list-item>
          <text:p text:style-name="P4">cleanup()</text:p>
          <text:list>
            <text:list-header>
              <text:p text:style-name="P4">delete correspondences (wirklich benötigt..?)</text:p>
            </text:list-header>
          </text:list>
        </text:list-item>
      </text:list>
      <text:p text:style-name="Standard"/>
      <text:p text:style-name="P1">PackageRegistryAdapter</text:p>
      <text:list xml:id="list1821486948" text:style-name="L4">
        <text:list-item>
          <text:p text:style-name="P5">init(relink:boolean, registryReferencesA, registryReferencesB)</text:p>
          <text:list>
            <text:list-header>
              <text:p text:style-name="P5">copy, correspondence, relink</text:p>
            </text:list-header>
          </text:list>
        </text:list-item>
        <text:list-item>
          <text:p text:style-name="P5">cleanup()</text:p>
          <text:list>
            <text:list-header>
              <text:p text:style-name="P5">undo relink, delete correspondence, delete copies</text:p>
            </text:list-header>
          </text:list>
        </text:list-item>
      </text:list>
      <text:p text:style-name="Standard"/>
      <text:p text:style-name="P1">ExternalReferenceContainer</text:p>
      <text:list xml:id="list1220464472" text:style-name="L5">
        <text:list-item>
          <text:p text:style-name="P6">registryReferences : Set</text:p>
        </text:list-item>
        <text:list-item>
          <text:p text:style-name="P6">resourceSetReferences : Set</text:p>
        </text:list-item>
      </text:list>
      <text:p text:style-name="Standard"><text:tab/></text:p>
      <text:p text:style-name="P1">ExternalReferenceCalculator</text:p>
      <text:list xml:id="list175017146" text:style-name="L6">
        <text:list-item>
          <text:p text:style-name="P7">calculate(model, comparisonMode) : ExternalReferenceContainer</text:p>
        </text:list-item>
      </text:list>
      <text:p text:style-name="Standard"/>
      <text:p text:style-name="P1">GraphFactory (für Lifting)</text:p>
      <text:list xml:id="list1999734558" text:style-name="L7">
        <text:list-item>
          <text:list>
            <text:list-item>
              <text:p text:style-name="P8">matching</text:p>
            </text:list-item>
            <text:list-item>
              <text:p text:style-name="P8">difference</text:p>
            </text:list-item>
            <text:list-item>
              <text:p text:style-name="P8">imports</text:p>
            </text:list-item>
          </text:list>
        </text:list-item>
      </text:list>
      <text:p text:style-name="Standard"><text:tab/></text:p>
      <text:p text:style-name="Standard"><text:tab/>bishereige imports können wir berechnen als:</text:p>
      <text:p text:style-name="Standard"><text:tab/>// ResourceSet</text:p>
      <text:p text:style-name="Standard"><text:tab/>for each correspondence in resourceSetCorrespondences</text:p>
      <text:p text:style-name="Standard"><text:tab/><text:tab/>correspondence.objA + correspondence.objB</text:p>
      <text:p text:style-name="Standard"><text:tab/></text:p>
      <text:p text:style-name="Standard"><text:tab/>// Registry</text:p>
      <text:p text:style-name="Standard"><text:tab/>if (relink){</text:p>
      <text:p text:style-name="Standard"><text:tab/><text:tab/>for each correspondence in original2Correspondences.values</text:p>
      <text:p text:style-name="Standard"><text:tab/><text:tab/><text:tab/>correspondence.objA + correspondence.objB</text:p>
      <text:p text:style-name="Standard"><text:tab/><text:tab/>for each correspondence in copy2Correspondences.values</text:p>
      <text:p text:style-name="Standard"><text:tab/><text:tab/><text:tab/>correspondence.objA + correspondence.objB</text:p>
      <text:p text:style-name="Standard"><text:tab/>else {</text:p>
      <text:p text:style-name="Standard"><text:tab/><text:tab/>each registryReferenceA </text:p>
      <text:p text:style-name="Standard"><text:tab/><text:tab/>each registryReferenceB<text:tab/><text:tab/></text:p>
      <text:p text:style-name="Standard"><text:tab/>}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Kehrer</meta:initial-creator>
    <meta:creation-date>2013-10-25T16:21:41</meta:creation-date>
    <meta:generator>LibreOffice/3.5$Linux_x86 LibreOffice_project/350m1$Build-2</meta:generator>
    <dc:date>2013-11-29T10:42:37</dc:date>
    <dc:creator>Timo Kehrer</dc:creator>
    <meta:editing-duration>P17DT17H50M5S</meta:editing-duration>
    <meta:editing-cycles>7</meta:editing-cycles>
    <meta:document-statistic meta:table-count="0" meta:image-count="0" meta:object-count="0" meta:page-count="2" meta:paragraph-count="70" meta:word-count="204" meta:character-count="1957" meta:non-whitespace-character-count="1806"/>
  </office:meta>
</office:document-meta>
</file>